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Seminário</text:title></text:p>
      <text:p text:style-name="OrgTitle"/>
      <text:p text:style-name="OrgSubtitle"><text:initial-creator>Fred Klier</text:initial-creator></text:p>
      <text:p text:style-name="OrgSubtitle"/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grupo</text:p>
              </table:table-cell>
              <table:table-cell table:style-name="OrgTblCellTB">
                <text:p text:style-name="OrgTableHeadingLeft">tema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Alcides e Fabrício</text:p>
              </table:table-cell>
              <table:table-cell table:style-name="OrgTblCellT">
                <text:p text:style-name="OrgTableContentsLeft">Hidrocarboneto</text:p>
              </table:table-cell>
            </table:table-row>
            <table:table-row>
              <table:table-cell table:style-name="OrgTblCell">
                <text:p text:style-name="OrgTableContentsLeft">Henrique e Kaíque</text:p>
              </table:table-cell>
              <table:table-cell table:style-name="OrgTblCell">
                <text:p text:style-name="OrgTableContentsLeft">Haletos</text:p>
              </table:table-cell>
            </table:table-row>
            <table:table-row>
              <table:table-cell table:style-name="OrgTblCell">
                <text:p text:style-name="OrgTableContentsLeft">Alana e Fernanda Alves</text:p>
              </table:table-cell>
              <table:table-cell table:style-name="OrgTblCell">
                <text:p text:style-name="OrgTableContentsLeft">Álcool e enol</text:p>
              </table:table-cell>
            </table:table-row>
            <table:table-row>
              <table:table-cell table:style-name="OrgTblCell">
                <text:p text:style-name="OrgTableContentsLeft">Maria Clara e Heloísa</text:p>
              </table:table-cell>
              <table:table-cell table:style-name="OrgTblCell">
                <text:p text:style-name="OrgTableContentsLeft">Fenol</text:p>
              </table:table-cell>
            </table:table-row>
            <table:table-row>
              <table:table-cell table:style-name="OrgTblCell">
                <text:p text:style-name="OrgTableContentsLeft">João e Luís Felipe</text:p>
              </table:table-cell>
              <table:table-cell table:style-name="OrgTblCell">
                <text:p text:style-name="OrgTableContentsLeft">Aldeídos</text:p>
              </table:table-cell>
            </table:table-row>
            <table:table-row>
              <table:table-cell table:style-name="OrgTblCell">
                <text:p text:style-name="OrgTableContentsLeft">Fernanda e Vitória</text:p>
              </table:table-cell>
              <table:table-cell table:style-name="OrgTblCell">
                <text:p text:style-name="OrgTableContentsLeft">Cetona</text:p>
              </table:table-cell>
            </table:table-row>
            <table:table-row>
              <table:table-cell table:style-name="OrgTblCell">
                <text:p text:style-name="OrgTableContentsLeft">Karol e Fernando</text:p>
              </table:table-cell>
              <table:table-cell table:style-name="OrgTblCell">
                <text:p text:style-name="OrgTableContentsLeft">Ácido carboxílico</text:p>
              </table:table-cell>
            </table:table-row>
            <table:table-row>
              <table:table-cell table:style-name="OrgTblCell">
                <text:p text:style-name="OrgTableContentsLeft">Gustavo e Gabriel</text:p>
              </table:table-cell>
              <table:table-cell table:style-name="OrgTblCell">
                <text:p text:style-name="OrgTableContentsLeft">Eter e ester</text:p>
              </table:table-cell>
            </table:table-row>
            <table:table-row>
              <table:table-cell table:style-name="OrgTblCellB">
                <text:p text:style-name="OrgTableContentsLeft">Nabilly e Samilly</text:p>
              </table:table-cell>
              <table:table-cell table:style-name="OrgTblCellB">
                <text:p text:style-name="OrgTableContentsLeft">Amina e amida</text:p>
              </table:table-cell>
            </table:table-row>
          </table:table-rows>
        </table:table>
      </text:section>
      <text:p text:style-name="Text_20_body">03 10 05 09 11 13 01 06 12
</text:p>
      <text:list text:style-name="OrgNumberedList" text:continue-numbering="false">
        <text:list-item>
          <text:p text:style-name="Text_20_body">Hidrocarboneto
</text:p>
        </text:list-item>
        <text:list-item>
          <text:p text:style-name="Text_20_body">Haletos
</text:p>
        </text:list-item>
        <text:list-item>
          <text:p text:style-name="Text_20_body">Álcool e Enol
</text:p>
        </text:list-item>
        <text:list-item>
          <text:p text:style-name="Text_20_body">Fenol
</text:p>
        </text:list-item>
        <text:list-item>
          <text:p text:style-name="Text_20_body">Aldeído
</text:p>
        </text:list-item>
        <text:list-item>
          <text:p text:style-name="Text_20_body">Cetona
</text:p>
        </text:list-item>
        <text:list-item>
          <text:p text:style-name="Text_20_body">Ácido carboxílico
</text:p>
        </text:list-item>
        <text:list-item>
          <text:p text:style-name="Text_20_body">Eter e ester
</text:p>
        </text:list-item>
        <text:list-item>
          <text:p text:style-name="Text_20_body">Amina e amida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Fred Klier</dc:creator>
    <meta:initial-creator>Fred Klier</meta:initial-creator>
    <dc:date>2021-07-29T18:07:29</dc:date>
    <meta:creation-date>2021-07-29T18:07:29</meta:creation-date>
    <meta:generator>Emacs 27.2 (Org mode 9.5)</meta:generator>
    <meta:keyword/>
    <dc:subject/>
    <dc:title>Seminário</dc:title>
  </office:meta>
</office:document-meta>
</file>